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%%%%%%%%%%%%%%%%%%%%%%%%%%%%%%%%%%%%%%%%%%%%%%%%%%%%%%%%%%%%%%%%%%%%%%%%%%%</text:span></text:p>
      <text:p text:style-name="Standard"><text:span text:style-name="T1">% GUALTERhw1.m</text:span></text:p>
      <text:p text:style-name="Standard"><text:span text:style-name="T1">%%%%%%%%%%%%%%%%%%%%%%%%%%%%%%%%%%%%%%%%%%%%%%%%%%%%%%%%%%%%%%%%%%%%%%%%%%%</text:span></text:p>
      <text:p text:style-name="Standard"><text:span text:style-name="T1">% Description: Homework 1</text:span></text:p>
      <text:p text:style-name="Standard"><text:span text:style-name="T1">%%%%%%%%%%%%%%%%%%%%%%%%%%%%%%%%%%%%%%%%%%%%%%%%%%%%%%%%%%%%%%%%%%%%%%%%%%%</text:span></text:p>
      <text:p text:style-name="Standard"><text:span text:style-name="T1">% Author: Erivelton Gualter</text:span></text:p>
      <text:p text:style-name="Standard"><text:span text:style-name="T1">% Date created: 1/24/17</text:span></text:p>
      <text:p text:style-name="Standard"><text:span text:style-name="T1">%%%%%%%%%%%%%%%%%%%%%%%%%%%%%%%%%%%%%%%%%%%%%%%%%%%%%%%%%%%%%%%%%%%%%%%%%%%</text:span></text:p>
      <text:p text:style-name="Standard"><text:span text:style-name="T1"><text:s/></text:span></text:p>
      <text:p text:style-name="Standard"><text:span text:style-name="T2">clear </text:span><text:span text:style-name="T3">all</text:span></text:p>
      <text:p text:style-name="Standard"><text:span text:style-name="T2">close </text:span><text:span text:style-name="T3">all</text:span></text:p>
      <text:p text:style-name="Standard"><text:span text:style-name="T3"><text:s/></text:span></text:p>
      <text:p text:style-name="Standard"><text:span text:style-name="T1">% Bayesian Regression %%%%%%%%%%%%%%%%%%%%%%%%%%%%%%%%%%%%%%%%%%%%%%%%%%%%%</text:span></text:p>
      <text:p text:style-name="Standard"><text:span text:style-name="T1"><text:s/></text:span></text:p>
      <text:p text:style-name="Standard"><text:span text:style-name="T2">load(</text:span><text:span text:style-name="T3">'pendulumdata.mat'</text:span><text:span text:style-name="T2">); </text:span><text:span text:style-name="T1">% Load <text:s/>g, q, qDDOT, qDot, T</text:span></text:p>
      <text:p text:style-name="Standard"><text:span text:style-name="T1"><text:s/></text:span></text:p>
      <text:p text:style-name="Standard"><text:span text:style-name="T2">g= 9.81; <text:s text:c="2"/></text:span><text:span text:style-name="T1">% gravitational acceleration</text:span></text:p>
      <text:p text:style-name="Standard"><text:span text:style-name="T1"><text:s/></text:span></text:p>
      <text:p text:style-name="Standard"><text:span text:style-name="T2">wo = [1; 1]; <text:s text:c="7"/></text:span><text:span text:style-name="T1">% Prior Estimate (prior mean)</text:span></text:p>
      <text:p text:style-name="Standard"><text:span text:style-name="T2">S0 = 10*eye(2,2); <text:s text:c="2"/></text:span><text:span text:style-name="T1">% Prior Covariance</text:span></text:p>
      <text:p text:style-name="Standard"><text:span text:style-name="T1"><text:s/></text:span></text:p>
      <text:p text:style-name="Standard"><text:span text:style-name="T2">binv = inv(0.01); <text:s text:c="2"/></text:span><text:span text:style-name="T1">% Sensor Variance</text:span></text:p>
      <text:p text:style-name="Standard"><text:span text:style-name="T1"><text:s/></text:span></text:p>
      <text:p text:style-name="Standard"><text:span text:style-name="T2">t = [T];</text:span></text:p>
      <text:p text:style-name="Standard"><text:span text:style-name="T2"><text:s/></text:span></text:p>
      <text:p text:style-name="Standard"><text:span text:style-name="T2">SN = zeros(2,2,length(T));</text:span></text:p>
      <text:p text:style-name="Standard"><text:span text:style-name="T2">MN = zeros(length(T),2);</text:span></text:p>
      <text:p text:style-name="Standard"><text:span text:style-name="T2"><text:s/></text:span></text:p>
      <text:p text:style-name="Standard"><text:span text:style-name="T4">for</text:span><text:span text:style-name="T2"> k=1:size(T)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k&gt;1</text:span></text:p>
      <text:p text:style-name="Standard"><text:span text:style-name="T2"><text:s text:c="8"/>phi = vertcat(phi, [g*cos(q(k))/2 qDDOT(k)/3]); </text:span></text:p>
      <text:p text:style-name="Standard"><text:span text:style-name="T2"><text:s text:c="8"/>Tk = vertcat(Tk, t(k)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phi = [g*cos(q(k))/2 qDDOT(k)/3];</text:span></text:p>
      <text:p text:style-name="Standard"><text:span text:style-name="T2"><text:s text:c="8"/>Tk = t(k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SN(:,:,k) = inv( inv(S0) + binv*phi'*phi );</text:span></text:p>
      <text:p text:style-name="Standard"><text:span text:style-name="T2"><text:s text:c="4"/>MN(k,:) = SN(:,:,k) * (inv(S0)*wo + binv*phi'*Tk); <text:s/></text:span></text:p>
      <text:p text:style-name="Standard"><text:span text:style-name="T2"><text:s text:c="4"/></text:span></text:p>
      <text:p text:style-name="Standard"><text:span text:style-name="T2"><text:s text:c="4"/>var(k,1) = SN(1,1,k).^0.5;</text:span></text:p>
      <text:p text:style-name="Standard"><text:span text:style-name="T2"><text:s text:c="4"/>var(k,2) = SN(2,2,k).^0.5;</text:span></text:p>
      <text:p text:style-name="Standard"><text:span text:style-name="T2"><text:s text:c="7"/></text:span></text:p>
      <text:p text:style-name="Standard"><text:span text:style-name="T2"><text:s text:c="4"/></text:span><text:span text:style-name="T1">% inv(SN): Posterior Confidence</text:span></text:p>
      <text:p text:style-name="Standard"><text:span text:style-name="T2"><text:s text:c="4"/></text:span><text:span text:style-name="T1">% MN : Posterior Mean% Posterior Mean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figure; plot(MN, </text:span><text:span text:style-name="T3">'LineWidth'</text:span><text:span text:style-name="T2">, 2); </text:span></text:p>
      <text:p text:style-name="Standard"><text:span text:style-name="T2">title(</text:span><text:span text:style-name="T3">'Part (a1)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xlim([0 length(T)]);</text:span></text:p>
      <text:p text:style-name="Standard"><text:span text:style-name="T2"><text:s/></text:span></text:p>
      <text:p text:style-name="Standard"><text:span text:style-name="T2">figure; hold </text:span><text:span text:style-name="T3">on</text:span><text:span text:style-name="T2">; plot(var(:,1), </text:span><text:span text:style-name="T3">'LineWidth'</text:span><text:span text:style-name="T2">, 4); plot(var(:,2), </text:span><text:span text:style-name="T3">'LineWidth'</text:span><text:span text:style-name="T2">, 2); </text:span></text:p>
      <text:p text:style-name="Standard"><text:soft-page-break/><text:span text:style-name="T2">title(</text:span><text:span text:style-name="T3">'Part (a2)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legend(</text:span><text:span text:style-name="T3">'var1'</text:span><text:span text:style-name="T2">, </text:span><text:span text:style-name="T3">'var2'</text:span><text:span text:style-name="T2">); </text:span></text:p>
      <text:p text:style-name="Standard"><text:span text:style-name="T2">xlim([0 length(T)]);</text:span></text:p>
      <text:p text:style-name="Standard"><text:span text:style-name="T2"><text:s/></text:span></text:p>
      <text:p text:style-name="Standard"><text:span text:style-name="T1">%%</text:span></text:p>
      <text:p text:style-name="Standard"><text:span text:style-name="T2">Phi = [g*cos(q)/2 qDDOT/3];</text:span></text:p>
      <text:p text:style-name="Standard"><text:span text:style-name="T2">Wml = pinv(Phi)*T;</text:span></text:p>
      <text:p text:style-name="Standard"><text:span text:style-name="T2"><text:s/></text:span></text:p>
      <text:p text:style-name="Standard"><text:span text:style-name="T2">l = Wml(2)/Wml(1);</text:span></text:p>
      <text:p text:style-name="Standard"><text:span text:style-name="T2">m = Wml(1)/l;</text:span></text:p>
      <text:p text:style-name="Standard"><text:span text:style-name="T2"><text:s/></text:span></text:p>
      <text:p text:style-name="Standard"><text:span text:style-name="T2">display([</text:span><text:span text:style-name="T3">'Part (a3): m = '</text:span><text:span text:style-name="T2">,num2str(m)])</text:span></text:p>
      <text:p text:style-name="Standard"><text:span text:style-name="T2">display([</text:span><text:span text:style-name="T3">'Part (a3): l = '</text:span><text:span text:style-name="T2">,num2str(l)])</text:span></text:p>
      <text:p text:style-name="Standard"><text:span text:style-name="T2"><text:s/></text:span></text:p>
      <text:p text:style-name="Standard"><text:span text:style-name="T1">%% Computed Torque Control %%%%%%%%%%%%%%%%%%%%%%%%%%%%%%%%%%%%%%%%%%%%%%%%</text:span></text:p>
      <text:p text:style-name="Standard"><text:span text:style-name="T2">load(</text:span><text:span text:style-name="T3">'desiredtrajecotry.mat'</text:span><text:span text:style-name="T2">);</text:span></text:p>
      <text:p text:style-name="Standard"><text:span text:style-name="T2"><text:s/></text:span></text:p>
      <text:p text:style-name="Standard"><text:span text:style-name="T2">m = 0.6; </text:span><text:span text:style-name="T1">% kg</text:span></text:p>
      <text:p text:style-name="Standard"><text:span text:style-name="T2">l = 4.0; </text:span><text:span text:style-name="T1">% m</text:span></text:p>
      <text:p text:style-name="Standard"><text:span text:style-name="T1"><text:s/></text:span></text:p>
      <text:p text:style-name="Standard"><text:span text:style-name="T2">g = 9.81; <text:s text:c="2"/></text:span><text:span text:style-name="T1">% gravitational acceleration</text:span></text:p>
      <text:p text:style-name="Standard"><text:span text:style-name="T1"><text:s/></text:span></text:p>
      <text:p text:style-name="Standard"><text:span text:style-name="T2">tstep = 1e-3; </text:span><text:span text:style-name="T1">% Time Step [s] </text:span></text:p>
      <text:p text:style-name="Standard"><text:span text:style-name="T1"><text:s/></text:span></text:p>
      <text:p text:style-name="Standard"><text:span text:style-name="T1">%plot(time, q(1:6001), time, qDes, 'LineWidth', 2); </text:span></text:p>
      <text:p text:style-name="Standard"><text:span text:style-name="T2"><text:s text:c="3"/></text:span></text:p>
      <text:p text:style-name="Standard"><text:span text:style-name="T2">X10 = qDes(1);</text:span></text:p>
      <text:p text:style-name="Standard"><text:span text:style-name="T2">X20 = qDotDes(1);</text:span></text:p>
      <text:p text:style-name="Standard"><text:span text:style-name="T2"><text:s/></text:span></text:p>
      <text:p text:style-name="Standard"><text:span text:style-name="T2">rmserror = 0;</text:span></text:p>
      <text:p text:style-name="Standard"><text:span text:style-name="T2">X = [X10; X20];</text:span></text:p>
      <text:p text:style-name="Standard"><text:span text:style-name="T4">for</text:span><text:span text:style-name="T2"> k=1 : length(time)-1</text:span></text:p>
      <text:p text:style-name="Standard"><text:span text:style-name="T2"><text:s text:c="8"/></text:span></text:p>
      <text:p text:style-name="Standard"><text:span text:style-name="T2"><text:s text:c="4"/>rmserror = rmserror + (X(1,k)-qDes(k))^2;</text:span></text:p>
      <text:p text:style-name="Standard"><text:span text:style-name="T2"><text:s text:c="4"/></text:span></text:p>
      <text:p text:style-name="Standard"><text:span text:style-name="T2"><text:s text:c="4"/>x1 = X(1,k);</text:span></text:p>
      <text:p text:style-name="Standard"><text:span text:style-name="T2"><text:s text:c="4"/>x2 = X(2,k);</text:span></text:p>
      <text:p text:style-name="Standard"><text:span text:style-name="T2"><text:s text:c="4"/></text:span></text:p>
      <text:p text:style-name="Standard"><text:span text:style-name="T2"><text:s text:c="4"/>TDes(k) = m*l^2*qDDotDes(k)/3 + m*g*l*cos(x1)/2;</text:span></text:p>
      <text:p text:style-name="Standard"><text:span text:style-name="T2"><text:s text:c="8"/></text:span></text:p>
      <text:p text:style-name="Standard"><text:span text:style-name="T2"><text:s text:c="4"/>xd1 = x2;</text:span></text:p>
      <text:p text:style-name="Standard"><text:span text:style-name="T2"><text:s text:c="4"/>xd2 = (TDes(k) - <text:s/>m*g*l*cos(x1)/2) * 3/(m*l^2);</text:span></text:p>
      <text:p text:style-name="Standard"><text:span text:style-name="T2"><text:s text:c="4"/></text:span></text:p>
      <text:p text:style-name="Standard"><text:span text:style-name="T2"><text:s text:c="4"/>XDOT = [xd1; xd2];</text:span></text:p>
      <text:p text:style-name="Standard"><text:span text:style-name="T2"><text:s text:c="4"/></text:span></text:p>
      <text:p text:style-name="Standard"><text:span text:style-name="T2"><text:s text:c="4"/>X(:,k+1) = X(:,k) + XDOT*tstep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 X(1,:)', </text:span><text:span text:style-name="T3">'LineWidth'</text:span><text:span text:style-name="T2">, 2);</text:span></text:p>
      <text:p text:style-name="Standard"><text:span text:style-name="T2">plot(time, qDes, </text:span><text:span text:style-name="T3">'--'</text:span><text:span text:style-name="T2">, </text:span><text:span text:style-name="T3">'LineWidth'</text:span><text:span text:style-name="T2">, 2);</text:span></text:p>
      <text:p text:style-name="Standard"><text:span text:style-name="T2"><text:s/></text:span></text:p>
      <text:p text:style-name="Standard"><text:span text:style-name="T2">xlabel(</text:span><text:span text:style-name="T3">'Time [s]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ylabel(</text:span><text:span text:style-name="T3">'Angle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title(</text:span><text:span text:style-name="T3">'Part (b1)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legend(</text:span><text:span text:style-name="T3">'Computed'</text:span><text:span text:style-name="T2">, </text:span><text:span text:style-name="T3">'Desired'</text:span><text:span text:style-name="T2">);</text:span></text:p>
      <text:p text:style-name="Standard"><text:span text:style-name="T2"><text:s/></text:span></text:p>
      <text:p text:style-name="Standard"><text:soft-page-break/><text:span text:style-name="T2">rmserror = sqrt(rmserror);</text:span></text:p>
      <text:p text:style-name="Standard"><text:span text:style-name="T2">display([</text:span><text:span text:style-name="T3">'Part (b2): rms error = '</text:span><text:span text:style-name="T2">,num2str(rmserror)])</text:span></text:p>
      <text:p text:style-name="Standard"><text:span text:style-name="T2"><text:s/></text:span></text:p>
      <text:p text:style-name="Standard"><text:span text:style-name="T1">%% Simulation 1</text:span></text:p>
      <text:p text:style-name="Standard"><text:span text:style-name="T2">figure;</text:span></text:p>
      <text:p text:style-name="Standard"><text:span text:style-name="T2"><text:s/></text:span></text:p>
      <text:p text:style-name="Standard"><text:span text:style-name="T2">tsim = time ; </text:span></text:p>
      <text:p text:style-name="Standard"><text:span text:style-name="T2"><text:s/></text:span></text:p>
      <text:p text:style-name="Standard"><text:span text:style-name="T2">xact = l*cos(X(1,:)');</text:span></text:p>
      <text:p text:style-name="Standard"><text:span text:style-name="T2">yact = l*sin(X(1,:)');</text:span></text:p>
      <text:p text:style-name="Standard"><text:span text:style-name="T2">xdes = l*cos(qDes);</text:span></text:p>
      <text:p text:style-name="Standard"><text:span text:style-name="T2">ydes = l*sin(qDes);</text:span></text:p>
      <text:p text:style-name="Standard"><text:span text:style-name="T2"><text:s text:c="4"/></text:span></text:p>
      <text:p text:style-name="Standard"><text:span text:style-name="T2">pos = [xact'; yact'; xdes'; ydes'];</text:span></text:p>
      <text:p text:style-name="Standard"><text:span text:style-name="T2"><text:s/></text:span></text:p>
      <text:p text:style-name="Standard"><text:span text:style-name="T2">timesim = 0;</text:span></text:p>
      <text:p text:style-name="Standard"><text:span text:style-name="T2">tic;</text:span></text:p>
      <text:p text:style-name="Standard"><text:span text:style-name="T4">while</text:span><text:span text:style-name="T2"> timesim &lt; tsim(end)</text:span></text:p>
      <text:p text:style-name="Standard"><text:span text:style-name="T2"><text:s/></text:span></text:p>
      <text:p text:style-name="Standard"><text:span text:style-name="T2"><text:s text:c="4"/></text:span><text:span text:style-name="T1">% Compute the position of the system at the current real world time</text:span></text:p>
      <text:p text:style-name="Standard"><text:span text:style-name="T2"><text:s text:c="4"/>posDraw = interp1(tsim',pos',timesim')';</text:span></text:p>
      <text:p text:style-name="Standard"><text:span text:style-name="T2"><text:s text:c="4"/>pxdes = posDraw(1);</text:span></text:p>
      <text:p text:style-name="Standard"><text:span text:style-name="T2"><text:s text:c="4"/>pydes = posDraw(2);</text:span></text:p>
      <text:p text:style-name="Standard"><text:span text:style-name="T2"><text:s text:c="4"/>pxact = posDraw(3);</text:span></text:p>
      <text:p text:style-name="Standard"><text:span text:style-name="T2"><text:s text:c="4"/>pyact = posDraw(4)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not(isnan(posDraw))</text:span></text:p>
      <text:p text:style-name="Standard"><text:span text:style-name="T2"><text:s text:c="7"/>draw(pxact, pyact, pxdes, pydes, 1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</text:span><text:span text:style-name="T1">% Update current time</text:span></text:p>
      <text:p text:style-name="Standard"><text:span text:style-name="T2"><text:s text:c="4"/>timesim = toc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% Computed Torque Control with Feedback %%%%%%%%%%%%%%%%%%%%%%%%%%%%%%%%%%</text:span></text:p>
      <text:p text:style-name="Standard"><text:span text:style-name="T1"><text:s/></text:span></text:p>
      <text:p text:style-name="Standard"><text:span text:style-name="T2">X10 = qDes(1);</text:span></text:p>
      <text:p text:style-name="Standard"><text:span text:style-name="T2">X20 = qDotDes(1);</text:span></text:p>
      <text:p text:style-name="Standard"><text:span text:style-name="T2"><text:s/></text:span></text:p>
      <text:p text:style-name="Standard"><text:span text:style-name="T2">Kp = 120; Kd = 15;</text:span></text:p>
      <text:p text:style-name="Standard"><text:span text:style-name="T2"><text:s/></text:span></text:p>
      <text:p text:style-name="Standard"><text:span text:style-name="T2">X = [X10; X20];</text:span></text:p>
      <text:p text:style-name="Standard"><text:span text:style-name="T2">rmserror = 0;</text:span></text:p>
      <text:p text:style-name="Standard"><text:span text:style-name="T4">for</text:span><text:span text:style-name="T2"> k=1 : length(time)-1</text:span></text:p>
      <text:p text:style-name="Standard"><text:span text:style-name="T2"><text:s text:c="4"/></text:span></text:p>
      <text:p text:style-name="Standard"><text:span text:style-name="T2"><text:s text:c="4"/>rmserror = rmserror + (X(1,k)-qDes(k))^2;</text:span></text:p>
      <text:p text:style-name="Standard"><text:span text:style-name="T2"><text:s text:c="4"/></text:span></text:p>
      <text:p text:style-name="Standard"><text:span text:style-name="T2"><text:s text:c="4"/>x1 = X(1,k);</text:span></text:p>
      <text:p text:style-name="Standard"><text:span text:style-name="T2"><text:s text:c="4"/>x2 = X(2,k);</text:span></text:p>
      <text:p text:style-name="Standard"><text:span text:style-name="T2"><text:s text:c="4"/></text:span></text:p>
      <text:p text:style-name="Standard"><text:span text:style-name="T2"><text:s text:c="4"/>Tcon(k) = TDes(k) + Kp*(qDes(k)-x1) + Kd*(qDotDes(k)-x2);</text:span></text:p>
      <text:p text:style-name="Standard"><text:span text:style-name="T2"><text:s text:c="4"/></text:span></text:p>
      <text:p text:style-name="Standard"><text:span text:style-name="T2"><text:s text:c="4"/>xd1 = x2;</text:span></text:p>
      <text:p text:style-name="Standard"><text:span text:style-name="T2"><text:s text:c="4"/>xd2 = (Tcon(k) - <text:s/>m*g*l*cos(x1)/2) * 3/(m*l^2);</text:span></text:p>
      <text:p text:style-name="Standard"><text:span text:style-name="T2"><text:s text:c="4"/></text:span></text:p>
      <text:p text:style-name="Standard"><text:span text:style-name="T2"><text:s text:c="4"/>XDOT = [xd1; xd2];</text:span></text:p>
      <text:p text:style-name="Standard"><text:span text:style-name="T2"><text:s text:c="4"/></text:span></text:p>
      <text:p text:style-name="Standard"><text:soft-page-break/><text:span text:style-name="T2"><text:s text:c="4"/>X(:,k+1) = X(:,k) + XDOT*tstep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figure; hold </text:span><text:span text:style-name="T3">on</text:span><text:span text:style-name="T2">;</text:span></text:p>
      <text:p text:style-name="Standard"><text:span text:style-name="T2">plot(time, X(1,:)', </text:span><text:span text:style-name="T3">'LineWidth'</text:span><text:span text:style-name="T2">, 2);</text:span></text:p>
      <text:p text:style-name="Standard"><text:span text:style-name="T2">plot(time, qDes, </text:span><text:span text:style-name="T3">'--'</text:span><text:span text:style-name="T2">, </text:span><text:span text:style-name="T3">'LineWidth'</text:span><text:span text:style-name="T2">, 2);</text:span></text:p>
      <text:p text:style-name="Standard"><text:span text:style-name="T2"><text:s/></text:span></text:p>
      <text:p text:style-name="Standard"><text:span text:style-name="T2">xlabel(</text:span><text:span text:style-name="T3">'Time [s]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ylabel(</text:span><text:span text:style-name="T3">'Angle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title(</text:span><text:span text:style-name="T3">'Part (c1)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legend(</text:span><text:span text:style-name="T3">'Computed'</text:span><text:span text:style-name="T2">, </text:span><text:span text:style-name="T3">'Desired'</text:span><text:span text:style-name="T2">);</text:span></text:p>
      <text:p text:style-name="Standard"><text:span text:style-name="T2"><text:s/></text:span></text:p>
      <text:p text:style-name="Standard"><text:span text:style-name="T2">rmserror = sqrt(rmserror);</text:span></text:p>
      <text:p text:style-name="Standard"><text:span text:style-name="T2">display([</text:span><text:span text:style-name="T3">'Part (c2): rms error = '</text:span><text:span text:style-name="T2">,num2str(rmserror)])</text:span></text:p>
      <text:p text:style-name="Standard"><text:span text:style-name="T2"><text:s/></text:span></text:p>
      <text:p text:style-name="Standard"><text:span text:style-name="T1">%% Simulation 2</text:span></text:p>
      <text:p text:style-name="Standard"><text:span text:style-name="T2">clear </text:span><text:span text:style-name="T3">global</text:span></text:p>
      <text:p text:style-name="Standard"><text:span text:style-name="T2">figure</text:span></text:p>
      <text:p text:style-name="Standard"><text:span text:style-name="T2"><text:s/></text:span></text:p>
      <text:p text:style-name="Standard"><text:span text:style-name="T2">tsim = time ; </text:span></text:p>
      <text:p text:style-name="Standard"><text:span text:style-name="T2"><text:s/></text:span></text:p>
      <text:p text:style-name="Standard"><text:span text:style-name="T2">xact = l*cos(X(1,:)');</text:span></text:p>
      <text:p text:style-name="Standard"><text:span text:style-name="T2">yact = l*sin(X(1,:)');</text:span></text:p>
      <text:p text:style-name="Standard"><text:span text:style-name="T2">xdes = l*cos(qDes);</text:span></text:p>
      <text:p text:style-name="Standard"><text:span text:style-name="T2">ydes = l*sin(qDes);</text:span></text:p>
      <text:p text:style-name="Standard"><text:span text:style-name="T2"><text:s text:c="4"/></text:span></text:p>
      <text:p text:style-name="Standard"><text:span text:style-name="T2">pos = [xact'; yact'; xdes'; ydes'];</text:span></text:p>
      <text:p text:style-name="Standard"><text:span text:style-name="T2"><text:s/></text:span></text:p>
      <text:p text:style-name="Standard"><text:span text:style-name="T2">timesim = 0;</text:span></text:p>
      <text:p text:style-name="Standard"><text:span text:style-name="T2">tic;</text:span></text:p>
      <text:p text:style-name="Standard"><text:span text:style-name="T4">while</text:span><text:span text:style-name="T2"> timesim &lt; tsim(end)</text:span></text:p>
      <text:p text:style-name="Standard"><text:span text:style-name="T2"><text:s/></text:span></text:p>
      <text:p text:style-name="Standard"><text:span text:style-name="T2"><text:s text:c="4"/></text:span><text:span text:style-name="T1">% Compute the position of the system at the current real world time</text:span></text:p>
      <text:p text:style-name="Standard"><text:span text:style-name="T2"><text:s text:c="4"/>posDraw = interp1(tsim',pos',timesim')';</text:span></text:p>
      <text:p text:style-name="Standard"><text:span text:style-name="T2"><text:s text:c="4"/>pxdes = posDraw(1);</text:span></text:p>
      <text:p text:style-name="Standard"><text:span text:style-name="T2"><text:s text:c="4"/>pydes = posDraw(2);</text:span></text:p>
      <text:p text:style-name="Standard"><text:span text:style-name="T2"><text:s text:c="4"/>pxact = posDraw(3);</text:span></text:p>
      <text:p text:style-name="Standard"><text:span text:style-name="T2"><text:s text:c="4"/>pyact = posDraw(4)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not(isnan(posDraw))</text:span></text:p>
      <text:p text:style-name="Standard"><text:span text:style-name="T2"><text:s text:c="7"/>draw(pxact, pyact, pxdes, pydes, 2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</text:span><text:span text:style-name="T1">% Update current time</text:span></text:p>
      <text:p text:style-name="Standard"><text:span text:style-name="T2"><text:s text:c="4"/>timesim = toc;</text:span></text:p>
      <text:p text:style-name="Standard"><text:span text:style-name="T4">end</text:span><text:span text:style-name="T2"> </text:span></text:p>
      <text:p text:style-name="Standard"><text:span text:style-name="T2"><text:s/></text:span></text:p>
      <text:p text:style-name="Standard"><text:span text:style-name="T1">%% Draw function</text:span></text:p>
      <text:p text:style-name="Standard"><text:span text:style-name="T4">function</text:span><text:span text:style-name="T2"> draw(pxact, pyact, pxdes, pydes, flag)</text:span></text:p>
      <text:p text:style-name="Standard"><text:span text:style-name="T2"><text:s/></text:span></text:p>
      <text:p text:style-name="Standard"><text:span text:style-name="T2"><text:s text:c="4"/>extents = [-5 5 -5 5];</text:span></text:p>
      <text:p text:style-name="Standard"><text:span text:style-name="T2"><text:s text:c="4"/></text:span></text:p>
      <text:p text:style-name="Standard"><text:span text:style-name="T2"><text:s text:c="4"/></text:span><text:span text:style-name="T4">global</text:span><text:span text:style-name="T2"> link1Handle link2Handle jointHandle desHandle</text:span></text:p>
      <text:p text:style-name="Standard"><text:span text:style-name="T2"><text:s/></text:span></text:p>
      <text:p text:style-name="Standard"><text:span text:style-name="T2"><text:s text:c="4"/></text:span><text:span text:style-name="T4">if</text:span><text:span text:style-name="T2"> isempty(link1Handle)</text:span></text:p>
      <text:p text:style-name="Standard"><text:span text:style-name="T2"><text:s text:c="8"/>link1Handle = line([0 pxact], [0 pyact], </text:span><text:span text:style-name="T4">...</text:span></text:p>
      <text:p text:style-name="Standard"><text:span text:style-name="T2"><text:s text:c="12"/></text:span><text:span text:style-name="T3">'LineWidth'</text:span><text:span text:style-name="T2">,4, </text:span><text:span text:style-name="T4">...</text:span></text:p>
      <text:p text:style-name="Standard"><text:span text:style-name="T2"><text:s text:c="12"/></text:span><text:span text:style-name="T3">'Color'</text:span><text:span text:style-name="T2">,[0.3, 0.2, 0.7]);</text:span></text:p>
      <text:p text:style-name="Standard"><text:soft-page-break/><text:span text:style-name="T2"><text:s text:c="4"/></text:span><text:span text:style-name="T4">else</text:span></text:p>
      <text:p text:style-name="Standard"><text:span text:style-name="T2"><text:s text:c="8"/>set(link1Handle, </text:span><text:span text:style-name="T4">...</text:span></text:p>
      <text:p text:style-name="Standard"><text:span text:style-name="T2"><text:s text:c="12"/></text:span><text:span text:style-name="T3">'xData'</text:span><text:span text:style-name="T2">,[0 pxact], </text:span><text:span text:style-name="T4">...</text:span></text:p>
      <text:p text:style-name="Standard"><text:span text:style-name="T2"><text:s text:c="12"/></text:span><text:span text:style-name="T3">'yData'</text:span><text:span text:style-name="T2">,[0 pyact]);</text:span></text:p>
      <text:p text:style-name="Standard"><text:span text:style-name="T2"><text:s text:c="4"/></text:span><text:span text:style-name="T4">end</text:span></text:p>
      <text:p text:style-name="Standard"><text:span text:style-name="T2"><text:s text:c="11"/></text:span></text:p>
      <text:p text:style-name="Standard"><text:span text:style-name="T2"><text:s text:c="4"/>r = 0.25;</text:span></text:p>
      <text:p text:style-name="Standard"><text:span text:style-name="T2"><text:s text:c="4"/></text:span><text:span text:style-name="T4">if</text:span><text:span text:style-name="T2"> isempty(jointHandle)</text:span></text:p>
      <text:p text:style-name="Standard"><text:span text:style-name="T2"><text:s text:c="8"/>joint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pxact-r, pyact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0.3, 0.2, 0.7],</text:span><text:span text:style-name="T4">...</text:span></text:p>
      <text:p text:style-name="Standard"><text:span text:style-name="T2"><text:s text:c="12"/></text:span><text:span text:style-name="T3">'EdgeColor'</text:span><text:span text:style-name="T2">,0.5*[0.3, 0.2, 0.7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jointHandle,</text:span><text:span text:style-name="T4">...</text:span></text:p>
      <text:p text:style-name="Standard"><text:span text:style-name="T2"><text:s text:c="12"/></text:span><text:span text:style-name="T3">'Position'</text:span><text:span text:style-name="T2">,[pxact-r, pyact-r, 2*r, 2*r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isempty(link2Handle)</text:span></text:p>
      <text:p text:style-name="Standard"><text:span text:style-name="T2"><text:s text:c="8"/>link2Handle = line([0 pxdes], [0 pydes], </text:span><text:span text:style-name="T4">...</text:span></text:p>
      <text:p text:style-name="Standard"><text:span text:style-name="T2"><text:s text:c="12"/></text:span><text:span text:style-name="T3">'LineStyle'</text:span><text:span text:style-name="T2">,</text:span><text:span text:style-name="T3">'--'</text:span><text:span text:style-name="T2">, </text:span><text:span text:style-name="T4">...</text:span></text:p>
      <text:p text:style-name="Standard"><text:span text:style-name="T2"><text:s text:c="12"/></text:span><text:span text:style-name="T3">'LineWidth'</text:span><text:span text:style-name="T2">,3, </text:span><text:span text:style-name="T4">...</text:span></text:p>
      <text:p text:style-name="Standard"><text:span text:style-name="T2"><text:s text:c="12"/></text:span><text:span text:style-name="T3">'Color'</text:span><text:span text:style-name="T2">,[1, 0, 0]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link2Handle, </text:span><text:span text:style-name="T4">...</text:span></text:p>
      <text:p text:style-name="Standard"><text:span text:style-name="T2"><text:s text:c="12"/></text:span><text:span text:style-name="T3">'xData'</text:span><text:span text:style-name="T2">,[0 pxdes], </text:span><text:span text:style-name="T4">...</text:span></text:p>
      <text:p text:style-name="Standard"><text:span text:style-name="T2"><text:s text:c="12"/></text:span><text:span text:style-name="T3">'yData'</text:span><text:span text:style-name="T2">,[0 pydes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r = 0.25;</text:span></text:p>
      <text:p text:style-name="Standard"><text:span text:style-name="T2"><text:s text:c="4"/></text:span><text:span text:style-name="T4">if</text:span><text:span text:style-name="T2"> isempty(desHandle)</text:span></text:p>
      <text:p text:style-name="Standard"><text:span text:style-name="T2"><text:s text:c="8"/>desHandle = rectangle(</text:span><text:span text:style-name="T4">...</text:span></text:p>
      <text:p text:style-name="Standard"><text:span text:style-name="T2"><text:s text:c="12"/></text:span><text:span text:style-name="T3">'Position'</text:span><text:span text:style-name="T2">,[pxdes-r, pydes-r, 2*r, 2*r],</text:span><text:span text:style-name="T4">...</text:span></text:p>
      <text:p text:style-name="Standard"><text:span text:style-name="T2"><text:s text:c="12"/></text:span><text:span text:style-name="T3">'Curvature'</text:span><text:span text:style-name="T2">,[1,1],</text:span><text:span text:style-name="T4">...</text:span><text:span text:style-name="T1"> <text:s text:c="2"/>% &lt;-- Draws a circle...</text:span></text:p>
      <text:p text:style-name="Standard"><text:span text:style-name="T2"><text:s text:c="12"/></text:span><text:span text:style-name="T3">'LineWidth'</text:span><text:span text:style-name="T2">,2,</text:span><text:span text:style-name="T4">...</text:span></text:p>
      <text:p text:style-name="Standard"><text:span text:style-name="T2"><text:s text:c="12"/></text:span><text:span text:style-name="T3">'FaceColor'</text:span><text:span text:style-name="T2">,[1, 0, 0],</text:span><text:span text:style-name="T4">...</text:span></text:p>
      <text:p text:style-name="Standard"><text:span text:style-name="T2"><text:s text:c="12"/></text:span><text:span text:style-name="T3">'EdgeColor'</text:span><text:span text:style-name="T2">,0.5*[1, 0, 0]); <text:s/></text:span><text:span text:style-name="T1">%Darker version of color</text:span></text:p>
      <text:p text:style-name="Standard"><text:span text:style-name="T2"><text:s text:c="4"/></text:span><text:span text:style-name="T4">else</text:span></text:p>
      <text:p text:style-name="Standard"><text:span text:style-name="T2"><text:s text:c="8"/>set(desHandle,</text:span><text:span text:style-name="T4">...</text:span></text:p>
      <text:p text:style-name="Standard"><text:span text:style-name="T2"><text:s text:c="12"/></text:span><text:span text:style-name="T3">'Position'</text:span><text:span text:style-name="T2">,[pxdes-r, pydes-r, 2*r, 2*r]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legend(</text:span><text:span text:style-name="T3">'Computed'</text:span><text:span text:style-name="T2">,</text:span><text:span text:style-name="T3">'Desired'</text:span><text:span text:style-name="T2">)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flag == 1</text:span></text:p>
      <text:p text:style-name="Standard"><text:span text:style-name="T2"><text:s text:c="8"/>title(</text:span><text:span text:style-name="T3">'Computed Torque Control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<text:s text:c="4"/></text:span><text:span text:style-name="T4">else</text:span></text:p>
      <text:p text:style-name="Standard"><text:span text:style-name="T2"><text:s text:c="8"/>title(</text:span><text:span text:style-name="T3">'Computed Torque Control with Feedback'</text:span><text:span text:style-name="T2">, </text:span><text:span text:style-name="T3">'interpreter'</text:span><text:span text:style-name="T2">, </text:span><text:span text:style-name="T3">'latex'</text:span><text:span text:style-name="T2">, </text:span><text:span text:style-name="T3">'FontSize'</text:span><text:span text:style-name="T2">, 14)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axis </text:span><text:span text:style-name="T3">equal</text:span><text:span text:style-name="T2">; axis(extents); axis </text:span><text:span text:style-name="T3">on</text:span><text:span text:style-name="T2">; <text:s text:c="5"/></text:span><text:span text:style-name="T1">% <text:s/>&lt;-- Order is important here</text:span></text:p>
      <text:p text:style-name="Standard"><text:span text:style-name="T2"><text:s text:c="4"/>drawnow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<text:s/></text:span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38:47.951344183</meta:creation-date>
    <dc:date>2018-02-13T15:39:39.546027340</dc:date>
    <meta:editing-duration>PT56S</meta:editing-duration>
    <meta:editing-cycles>1</meta:editing-cycles>
    <meta:document-statistic meta:table-count="0" meta:image-count="0" meta:object-count="0" meta:page-count="6" meta:paragraph-count="281" meta:word-count="751" meta:character-count="6500" meta:non-whitespace-character-count="5089"/>
    <meta:generator>LibreOffice/5.1.6.2$Linux_X86_64 LibreOffice_project/10m0$Build-2</meta:generator>
  </office:meta>
</office:document-meta>
</file>